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86mm"/>
    </style:style>
    <style:style style:name="co2" style:family="table-column">
      <style:table-column-properties fo:break-before="auto" style:column-width="27.46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31.12mm"/>
    </style:style>
    <style:style style:name="co5" style:family="table-column">
      <style:table-column-properties fo:break-before="auto" style:column-width="12.51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30.34mm"/>
    </style:style>
    <style:style style:name="co8" style:family="table-column">
      <style:table-column-properties fo:break-before="auto" style:column-width="135.13mm"/>
    </style:style>
    <style:style style:name="co9" style:family="table-column">
      <style:table-column-properties fo:break-before="auto" style:column-width="29.97mm"/>
    </style:style>
    <style:style style:name="co10" style:family="table-column">
      <style:table-column-properties fo:break-before="auto" style:column-width="56.39mm"/>
    </style:style>
    <style:style style:name="co11" style:family="table-column">
      <style:table-column-properties fo:break-before="auto" style:column-width="32.4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7.04mm"/>
    </style:style>
    <style:style style:name="co14" style:family="table-column">
      <style:table-column-properties fo:break-before="auto" style:column-width="32.21mm"/>
    </style:style>
    <style:style style:name="co15" style:family="table-column">
      <style:table-column-properties fo:break-before="auto" style:column-width="35.49mm"/>
    </style:style>
    <style:style style:name="ro1" style:family="table-row">
      <style:table-row-properties style:row-height="13.86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fo:wrap-option="wrap" fo:border-left="none" fo:border-right="none" fo:border-top="0.99pt ridge #000000"/>
      <style:text-properties style:font-name="Lato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ato" fo:font-size="10pt" style:font-size-asian="10pt" style:font-size-complex="10pt"/>
    </style:style>
    <style:style style:name="ce3" style:family="table-cell" style:parent-style-name="Default">
      <style:text-properties style:font-name="Lato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able-cell-properties fo:wrap-option="wrap"/>
      <style:text-properties style:font-name="Lato" fo:font-size="10pt" style:font-size-asian="10pt" style:font-size-complex="10pt"/>
    </style:style>
    <style:style style:name="ce5" style:family="table-cell" style:parent-style-name="Default">
      <style:table-cell-properties fo:wrap-option="no-wrap"/>
      <style:text-properties style:font-name="Lato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style:font-name="Lato" fo:font-size="10pt" style:font-size-asian="10pt" style:font-size-complex="10pt"/>
    </style:style>
    <style:style style:name="ce7" style:family="table-cell" style:parent-style-name="Default">
      <style:table-cell-properties fo:background-color="transparent" fo:wrap-option="wrap"/>
      <style:text-properties style:font-name="Lato" fo:font-size="10pt" style:font-size-asian="10pt" style:font-size-complex="10pt"/>
    </style:style>
    <style:style style:name="ce8" style:family="table-cell" style:parent-style-name="Default">
      <style:table-cell-properties fo:background-color="transparent" fo:wrap-option="no-wrap"/>
      <style:text-properties style:font-name="Lato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/>
      <style:paragraph-properties fo:text-align="center" fo:margin-left="0mm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ato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ato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ato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7" style:family="table-cell" style:parent-style-name="Default">
      <style:table-cell-properties fo:border-bottom="0.99pt ridge #000000" fo:wrap-option="wrap" fo:border-left="none" fo:border-right="none" fo:border-top="0.99pt ridge #000000"/>
      <style:text-properties style:font-name="Lato" fo:font-size="10pt" style:font-size-asian="10pt" style:font-size-complex="10pt"/>
    </style:style>
    <style:style style:name="ce7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8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87" style:family="table-cell" style:parent-style-name="Pivot_20_Table_20_Category" style:data-style-name="N0">
      <style:table-cell-properties fo:border="0.99pt solid #000000"/>
    </style:style>
    <style:style style:name="ce88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8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9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ce1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995" table:default-cell-style-name="ce4"/>
        <table:table-column table:style-name="co12" table:number-columns-repeated="13" table:default-cell-style-name="ce2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subsubtype</text:p>
          </table:table-cell>
          <table:table-cell table:style-name="ce10" office:value-type="string" calcext:value-type="string">
            <text:p>Hierarchy </text:p>
          </table:table-cell>
          <table:table-cell table:style-name="ce10" office:value-type="string" calcext:value-type="string">
            <text:p>z12</text:p>
          </table:table-cell>
          <table:table-cell table:style-name="ce10" office:value-type="string" calcext:value-type="string">
            <text:p>z13</text:p>
          </table:table-cell>
          <table:table-cell table:style-name="ce10" office:value-type="string" calcext:value-type="string">
            <text:p>z14</text:p>
          </table:table-cell>
          <table:table-cell table:style-name="ce10" office:value-type="string" calcext:value-type="string">
            <text:p>z15</text:p>
          </table:table-cell>
          <table:table-cell table:style-name="ce10" office:value-type="string" calcext:value-type="string">
            <text:p>z16</text:p>
          </table:table-cell>
          <table:table-cell table:style-name="ce1" office:value-type="string" calcext:value-type="string">
            <text:p>Source Data set</text:p>
          </table:table-cell>
          <table:table-cell table:style-name="ce1" office:value-type="string" calcext:value-type="string">
            <text:p>geometry type source data</text:p>
          </table:table-cell>
          <table:table-cell table:style-name="ce1" office:value-type="string" calcext:value-type="string">
            <text:p>EXTRA Filter</text:p>
          </table:table-cell>
          <table:table-cell table:style-name="ce1" office:value-type="string" calcext:value-type="string">
            <text:p>OSM_MAPPING_KEY</text:p>
          </table:table-cell>
          <table:table-cell table:style-name="ce1" office:value-type="string" calcext:value-type="string">
            <text:p>OSM_SUBCLAS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 table:style-name="ce77" table:number-columns-repeated="993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transport</text:p>
          </table:table-cell>
          <table:table-cell table:style-name="ce2" office:value-type="string" calcext:value-type="string">
            <text:p>airport</text:p>
          </table:table-cell>
          <table:table-cell table:style-name="ce2" office:value-type="string" calcext:value-type="string">
            <text:p>statio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4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erialway</text:p>
          </table:table-cell>
          <table:table-cell table:style-name="ce2" office:value-type="string" calcext:value-type="string">
            <text:p>station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all_shops</text:p>
          </table:table-cell>
          <table:table-cell table:style-name="ce3" office:value-type="string" calcext:value-type="string">
            <text:p>* 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3"/>
          <table:table-cell table:style-name="ce9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Not yet implemented</text:p>
          </table:table-cell>
          <table:table-cell table:style-name="ce2" table:number-columns-repeated="995"/>
          <table:table-cell table:number-columns-repeated="13"/>
        </table:table-row>
        <table:table-row table:style-name="ro3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transport</text:p>
          </table:table-cell>
          <table:table-cell table:number-columns-repeated="2" table:style-name="ce2" office:value-type="string" calcext:value-type="string">
            <text:p>bus_stop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highway</text:p>
          </table:table-cell>
          <table:table-cell table:style-name="ce2" office:value-type="string" calcext:value-type="string">
            <text:p>bus_stop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bakery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5]" office:value-type="string" office:string-value="bakery" calcext:value-type="string">
            <text:p>bakery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bakery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6]" office:value-type="string" office:string-value="bakery" calcext:value-type="string">
            <text:p>bakery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number-columns-repeated="2" table:style-name="ce2" office:value-type="string" calcext:value-type="string">
            <text:p>convenience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7]" office:value-type="string" office:string-value="convenience" calcext:value-type="string">
            <text:p>convenience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number-columns-repeated="2" table:style-name="ce2" office:value-type="string" calcext:value-type="string">
            <text:p>convenience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8]" office:value-type="string" office:string-value="convenience" calcext:value-type="string">
            <text:p>convenience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green_grocerer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9]" office:value-type="string" office:string-value="green_grocerer" calcext:value-type="string">
            <text:p>green_grocerer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green_grocerer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0]" office:value-type="string" office:string-value="green_grocerer" calcext:value-type="string">
            <text:p>green_grocerer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kiosk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1]" office:value-type="string" office:string-value="kiosk" calcext:value-type="string">
            <text:p>kiosk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kiosk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2]" office:value-type="string" office:string-value="kiosk" calcext:value-type="string">
            <text:p>kiosk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pastery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3]" office:value-type="string" office:string-value="pastery" calcext:value-type="string">
            <text:p>pastery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pastery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4]" office:value-type="string" office:string-value="pastery" calcext:value-type="string">
            <text:p>pastery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cinema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library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18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theatre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19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drink</text:p>
          </table:table-cell>
          <table:table-cell table:style-name="ce2" office:value-type="string" calcext:value-type="string">
            <text:p>bar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2" table:style-name="ce20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bar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drink</text:p>
          </table:table-cell>
          <table:table-cell table:style-name="ce2" office:value-type="string" calcext:value-type="string">
            <text:p>cafe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21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cafe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drink</text:p>
          </table:table-cell>
          <table:table-cell table:style-name="ce2" office:value-type="string" calcext:value-type="string">
            <text:p>pub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22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pub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school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23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university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24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transport</text:p>
          </table:table-cell>
          <table:table-cell table:style-name="ce9" office:value-type="string" calcext:value-type="string">
            <text:p>ferry_terminal</text:p>
          </table:table-cell>
          <table:table-cell table:style-name="ce2" office:value-type="string" calcext:value-type="string">
            <text:p>ferry_terminal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ferry_terminal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ast_food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25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fast_food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ood_court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2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food_court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ice_cream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27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ice_cream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estaurant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28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/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restaurant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number-columns-repeated="2" table:style-name="ce2" office:value-type="string" calcext:value-type="string">
            <text:p>fuel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amenity</text:p>
          </table:table-cell>
          <table:table-cell table:style-name="ce2"/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number-columns-repeated="2" table:style-name="ce2" office:value-type="string" calcext:value-type="string">
            <text:p>fuel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amenity</text:p>
          </table:table-cell>
          <table:table-cell table:style-name="ce2"/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dog_park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number-columns-repeated="2"/>
          <table:table-cell table:number-columns-repeated="3" table:style-name="ce29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dog_park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dog_park</text:p>
          </table:table-cell>
          <table:table-cell table:style-name="ce11" office:value-type="float" office:value="6" calcext:value-type="float">
            <text:p>6</text:p>
          </table:table-cell>
          <table:table-cell table:style-name="ce14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dog_park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garden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number-columns-repeated="2"/>
          <table:table-cell table:number-columns-repeated="3" table:style-name="ce31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garden</text:p>
          </table:table-cell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garden</text:p>
          </table:table-cell>
          <table:table-cell table:style-name="ce11" office:value-type="float" office:value="6" calcext:value-type="float">
            <text:p>6</text:p>
          </table:table-cell>
          <table:table-cell table:style-name="ce14" table:number-columns-repeated="2"/>
          <table:table-cell table:style-name="ce32" office:value-type="string" calcext:value-type="string">
            <text:p>X</text:p>
          </table:table-cell>
          <table:table-cell table:style-name="ce61"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garden</text:p>
          </table:table-cell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golf_course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2"/>
          <table:table-cell table:number-columns-repeated="3" table:style-name="ce33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golf_course</text:p>
          </table:table-cell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golf_course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2"/>
          <table:table-cell table:style-name="ce34"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golf_course</text:p>
          </table:table-cell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park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" table:style-name="ce35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ST_Area &gt; 1000000 AND 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ark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park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" table:style-name="ce3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ST_Area &lt; 1000000 and ST_Area &gt; 200000 AND 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ark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park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2"/>
          <table:table-cell table:number-columns-repeated="3" table:style-name="ce37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ST_Area &lt; 200000 AND 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ark</text:p>
          </table:table-cell>
          <table:table-cell table:style-name="ce2" table:number-columns-repeated="996"/>
          <table:table-cell table:number-columns-repeated="13"/>
        </table:table-row>
        <table:table-row table:style-name="ro3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park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2"/>
          <table:table-cell table:style-name="ce38" table:number-columns-repeated="3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ark</text:p>
          </table:table-cell>
          <table:table-cell table:style-name="ce2" table:number-columns-repeated="996"/>
          <table:table-cell table:number-columns-repeated="13"/>
        </table:table-row>
        <table:table-row table:style-name="ro3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playground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layground</text:p>
          </table:table-cell>
          <table:table-cell table:style-name="ce2" table:number-columns-repeated="996"/>
          <table:table-cell table:number-columns-repeated="13"/>
        </table:table-row>
        <table:table-row table:style-name="ro3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playground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layground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department_store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42]" office:value-type="string" office:string-value="department_store" calcext:value-type="string">
            <text:p>department_store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department_store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43]" office:value-type="string" office:string-value="department_store" calcext:value-type="string">
            <text:p>department_store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general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44]" office:value-type="string" office:string-value="general" calcext:value-type="string">
            <text:p>general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general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45]" office:value-type="string" office:string-value="general" calcext:value-type="string">
            <text:p>general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mall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46]" office:value-type="string" office:string-value="mall" calcext:value-type="string">
            <text:p>mall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mall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47]" office:value-type="string" office:string-value="mall" calcext:value-type="string">
            <text:p>mall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supermarket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48]" office:value-type="string" office:string-value="supermarket" calcext:value-type="string">
            <text:p>supermarket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supermarket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49]" office:value-type="string" office:string-value="supermarket" calcext:value-type="string">
            <text:p>supermarket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wholesale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50]" office:value-type="string" office:string-value="wholesale" calcext:value-type="string">
            <text:p>wholesale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wholesale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51]" office:value-type="string" office:string-value="wholesale" calcext:value-type="string">
            <text:p>wholesale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healthcare</text:p>
          </table:table-cell>
          <table:table-cell table:style-name="ce2" office:value-type="string" calcext:value-type="string">
            <text:p>hospital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39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4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industry</text:p>
          </table:table-cell>
          <table:table-cell table:style-name="ce9" office:value-type="string" calcext:value-type="string">
            <text:p>bedrijventerrei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X</text:p>
          </table:table-cell>
          <table:table-cell table:number-columns-repeated="3" table:style-name="ce40" office:value-type="string" calcext:value-type="string">
            <text:p>X</text:p>
          </table:table-cell>
          <table:table-cell table:style-name="ce2" office:value-type="string" calcext:value-type="string">
            <text:p>TOP10NL</text:p>
          </table:table-cell>
          <table:table-cell table:style-name="ce2" office:value-type="string" calcext:value-type="string">
            <text:p>POLYGON</text:p>
          </table:table-cell>
          <table:table-cell table:style-name="ce2"/>
          <table:table-cell table:style-name="ce9" office:value-type="string" calcext:value-type="string">
            <text:p>functioneelgebied</text:p>
          </table:table-cell>
          <table:table-cell table:style-name="ce9" office:value-type="string" calcext:value-type="string">
            <text:p>typefunctioneelgebied = 'bedrijventerrein'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industry</text:p>
          </table:table-cell>
          <table:table-cell table:style-name="ce2" office:value-type="string" calcext:value-type="string">
            <text:p>industrieker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X</text:p>
          </table:table-cell>
          <table:table-cell table:number-columns-repeated="3" table:style-name="ce41" office:value-type="string" calcext:value-type="string">
            <text:p>X</text:p>
          </table:table-cell>
          <table:table-cell table:style-name="ce2" office:value-type="string" calcext:value-type="string">
            <text:p>TOP10NL</text:p>
          </table:table-cell>
          <table:table-cell table:style-name="ce2" office:value-type="string" calcext:value-type="string">
            <text:p>POLYGON</text:p>
          </table:table-cell>
          <table:table-cell table:style-name="ce2"/>
          <table:table-cell table:style-name="ce2" office:value-type="string" calcext:value-type="string">
            <text:p>plaats</text:p>
          </table:table-cell>
          <table:table-cell table:style-name="ce2" office:value-type="string" calcext:value-type="string">
            <text:p>typegebied=industriekern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transport</text:p>
          </table:table-cell>
          <table:table-cell table:number-columns-repeated="2" table:style-name="ce2" office:value-type="string" calcext:value-type="string">
            <text:p>metro_entrance</text:p>
          </table:table-cell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railway</text:p>
          </table:table-cell>
          <table:table-cell table:style-name="ce2" office:value-type="string" calcext:value-type="string">
            <text:p>metro_entrance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table:style-name="ce15" table:number-columns-repeated="5"/>
          <table:table-cell table:style-name="ce2" office:value-type="string" calcext:value-type="string">
            <text:p>OSM</text:p>
          </table:table-cell>
          <table:table-cell office:value-type="string" calcext:value-type="string">
            <text:p>POLYGON</text:p>
          </table:table-cell>
          <table:table-cell table:style-name="ce9" office:value-type="string" calcext:value-type="string">
            <text:p>ST_Area(geometry) &gt; 20000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  <table:table-cell table:style-name="ce15" table:number-columns-repeated="2"/>
          <table:table-cell table:style-name="ce43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73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 table:style-name="ce9" office:value-type="string" calcext:value-type="string">
            <text:p>name IS NOT NULL AND name != ''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  <table:table-cell table:style-name="ce15" table:number-columns-repeated="5"/>
          <table:table-cell table:style-name="ce2" office:value-type="string" calcext:value-type="string">
            <text:p>OSM</text:p>
          </table:table-cell>
          <table:table-cell office:value-type="string" calcext:value-type="string">
            <text:p>POLYGON</text:p>
          </table:table-cell>
          <table:table-cell table:style-name="ce9" office:value-type="string" calcext:value-type="string">
            <text:p>ST_Area(geometry) &lt;= 20000 AND ST_Area(geometry) &gt; 10000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table:style-name="ce15" table:number-columns-repeated="2"/>
          <table:table-cell table:style-name="ce44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 table:style-name="ce9" office:value-type="string" calcext:value-type="string">
            <text:p>(name IS NULL OR name = '')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table:style-name="ce15" table:number-columns-repeated="5"/>
          <table:table-cell table:style-name="ce2" office:value-type="string" calcext:value-type="string">
            <text:p>OSM</text:p>
          </table:table-cell>
          <table:table-cell office:value-type="string" calcext:value-type="string">
            <text:p>POLYGON</text:p>
          </table:table-cell>
          <table:table-cell table:style-name="ce9" office:value-type="string" calcext:value-type="string">
            <text:p>ST_Area(geometry) &lt; 10000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_entrance</text:p>
          </table:table-cell>
          <table:table-cell office:value-type="float" office:value="2" calcext:value-type="float">
            <text:p>2</text:p>
          </table:table-cell>
          <table:table-cell table:style-name="ce15" table:number-columns-repeated="2"/>
          <table:table-cell table:style-name="ce45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75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amenity</text:p>
          </table:table-cell>
          <table:table-cell office:value-type="string" calcext:value-type="string">
            <text:p>parking_entrance</text:p>
          </table:table-cell>
          <table:table-cell office:value-type="string" calcext:value-type="string">
            <text:p>garage ingang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_entrance</text:p>
          </table:table-cell>
          <table:table-cell office:value-type="float" office:value="2" calcext:value-type="float">
            <text:p>2</text:p>
          </table:table-cell>
          <table:table-cell table:style-name="ce15" table:number-columns-repeated="5"/>
          <table:table-cell table:style-name="ce2" office:value-type="string" calcext:value-type="string">
            <text:p>OSM</text:p>
          </table:table-cell>
          <table:table-cell office:value-type="string" calcext:value-type="string">
            <text:p>POLYGON</text:p>
          </table:table-cell>
          <table:table-cell/>
          <table:table-cell office:value-type="string" calcext:value-type="string">
            <text:p>amenity</text:p>
          </table:table-cell>
          <table:table-cell office:value-type="string" calcext:value-type="string">
            <text:p>parking_entrance</text:p>
          </table:table-cell>
          <table:table-cell office:value-type="string" calcext:value-type="string">
            <text:p>garage ingang</text:p>
          </table:table-cell>
          <table:table-cell table:style-name="ce2" table:number-columns-repeated="995"/>
          <table:table-cell table:number-columns-repeated="13"/>
        </table:table-row>
        <table:table-row table:style-name="ro3">
          <table:table-cell table:style-name="ce5" office:value-type="string" calcext:value-type="string">
            <text:p>POIS</text:p>
          </table:table-cell>
          <table:table-cell table:style-name="ce8" office:value-type="string" calcext:value-type="string">
            <text:p>public_space</text:p>
          </table:table-cell>
          <table:table-cell table:style-name="ce8" office:value-type="string" calcext:value-type="string">
            <text:p>parking</text:p>
          </table:table-cell>
          <table:table-cell table:style-name="ce5" office:value-type="string" calcext:value-type="string">
            <text:p>parking_space</text:p>
          </table:table-cell>
          <table:table-cell table:style-name="ce13" office:value-type="float" office:value="3" calcext:value-type="float">
            <text:p>3</text:p>
          </table:table-cell>
          <table:table-cell table:style-name="ce16" table:number-columns-repeated="5"/>
          <table:table-cell table:style-name="ce2" office:value-type="string" calcext:value-type="string">
            <text:p>OSM</text:p>
          </table:table-cell>
          <table:table-cell table:style-name="ce5" office:value-type="string" calcext:value-type="string">
            <text:p>POLYGON</text:p>
          </table:table-cell>
          <table:table-cell table:style-name="ce5"/>
          <table:table-cell table:style-name="ce5" office:value-type="string" calcext:value-type="string">
            <text:p>amenity</text:p>
          </table:table-cell>
          <table:table-cell table:style-name="ce5" office:value-type="string" calcext:value-type="string">
            <text:p>parking_space</text:p>
          </table:table-cell>
          <table:table-cell table:style-name="ce5" office:value-type="string" calcext:value-type="string">
            <text:p>single spot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_space</text:p>
          </table:table-cell>
          <table:table-cell office:value-type="float" office:value="4" calcext:value-type="float">
            <text:p>4</text:p>
          </table:table-cell>
          <table:table-cell table:style-name="ce15" table:number-columns-repeated="5"/>
          <table:table-cell table:style-name="ce2"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amenity</text:p>
          </table:table-cell>
          <table:table-cell office:value-type="string" calcext:value-type="string">
            <text:p>parking_space</text:p>
          </table:table-cell>
          <table:table-cell office:value-type="string" calcext:value-type="string">
            <text:p>single spot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christian_pow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4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community_centre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47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fire_station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48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jew_pow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49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muslim_pow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50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police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51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toilets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style-name="ce52"/>
          <table:table-cell table:number-columns-repeated="2" table:style-name="ce52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townhall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53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2"/>
          <table:table-cell table:number-columns-repeated="1008"/>
        </table:table-row>
        <table:table-row table:style-name="ro3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sport</text:p>
          </table:table-cell>
          <table:table-cell table:style-name="ce2" office:value-type="string" calcext:value-type="string">
            <text:p>pitch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table:number-columns-repeated="2"/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itch</text:p>
          </table:table-cell>
          <table:table-cell table:style-name="ce2"/>
          <table:table-cell table:style-name="ce5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sport</text:p>
          </table:table-cell>
          <table:table-cell table:style-name="ce2" office:value-type="string" calcext:value-type="string">
            <text:p>sports_centre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54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table:number-columns-repeated="2"/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sports_centre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sport</text:p>
          </table:table-cell>
          <table:table-cell table:style-name="ce2" office:value-type="string" calcext:value-type="string">
            <text:p>stadium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55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table:number-columns-repeated="2"/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stadium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sport</text:p>
          </table:table-cell>
          <table:table-cell table:style-name="ce2" office:value-type="string" calcext:value-type="string">
            <text:p>swimming_pool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table:number-columns-repeated="2"/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swimming_pool</text:p>
          </table:table-cell>
          <table:table-cell table:style-name="ce2" table:number-columns-repeated="996"/>
          <table:table-cell table:number-columns-repeated="13"/>
        </table:table-row>
        <table:table-row table:style-name="ro3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sport</text:p>
          </table:table-cell>
          <table:table-cell table:style-name="ce2" office:value-type="string" calcext:value-type="string">
            <text:p>track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table:number-columns-repeated="2"/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track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transport</text:p>
          </table:table-cell>
          <table:table-cell table:style-name="ce2" office:value-type="string" calcext:value-type="string">
            <text:p>train_station</text:p>
          </table:table-cell>
          <table:table-cell table:style-name="ce2" office:value-type="string" calcext:value-type="string">
            <text:p>statio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4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railway</text:p>
          </table:table-cell>
          <table:table-cell table:style-name="ce2" office:value-type="string" calcext:value-type="string">
            <text:p>station</text:p>
          </table:table-cell>
          <table:table-cell table:style-name="ce2" table:number-columns-repeated="996"/>
          <table:table-cell table:number-columns-repeated="13"/>
        </table:table-row>
        <table:table-row table:style-name="ro3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transport</text:p>
          </table:table-cell>
          <table:table-cell table:number-columns-repeated="2" table:style-name="ce2" office:value-type="string" calcext:value-type="string">
            <text:p>tram_stop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railway</text:p>
          </table:table-cell>
          <table:table-cell table:style-name="ce2" office:value-type="string" calcext:value-type="string">
            <text:p>tram_stop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beach_resort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AND name IS NOT NULL AND name != ''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beach_resort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beach_resort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number-columns-repeated="2"/>
          <table:table-cell table:number-columns-repeated="3" table:style-name="ce57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AND name IS NOT NULL AND name != ''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beach_resort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haven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5"/>
          <table:table-cell table:style-name="ce2" office:value-type="string" calcext:value-type="string">
            <text:p>TOP10NL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typefunctioneelgebied = 'haven'</text:p>
          </table:table-cell>
          <table:table-cell table:style-name="ce2" office:value-type="string" calcext:value-type="string">
            <text:p>functioneelgebied</text:p>
          </table:table-cell>
          <table:table-cell table:style-name="ce2" office:value-type="string" calcext:value-type="string">
            <text:p>typefunctioneelgebied= haven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jachthaven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number-columns-repeated="5"/>
          <table:table-cell table:style-name="ce2" office:value-type="string" calcext:value-type="string">
            <text:p>TOP10NL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typefunctioneelgebied = 'jachthaven'</text:p>
          </table:table-cell>
          <table:table-cell table:style-name="ce2" office:value-type="string" calcext:value-type="string">
            <text:p>functioneelgebied</text:p>
          </table:table-cell>
          <table:table-cell table:style-name="ce2" office:value-type="string" calcext:value-type="string">
            <text:p>typefunctioneelgebied= jachthaven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marina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AND name IS NOT NULL AND name != ''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marina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marina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number-columns-repeated="2"/>
          <table:table-cell table:number-columns-repeated="3" table:style-name="ce58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AND name IS NOT NULL AND name != ''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marina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swimming_area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number-columns-repeated="5"/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9" office:value-type="string" calcext:value-type="string">
            <text:p>AND name IS NOT NULL AND name != ''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swimming_area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swimming_area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number-columns-repeated="2"/>
          <table:table-cell table:number-columns-repeated="3" table:style-name="ce59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9" office:value-type="string" calcext:value-type="string">
            <text:p>AND name IS NOT NULL AND name != ''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swimming_area</text:p>
          </table:table-cell>
          <table:table-cell table:style-name="ce2" table:number-columns-repeated="996"/>
          <table:table-cell table:number-columns-repeated="13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J2:Sheet1.J2 Sheet1.F5:Sheet1.G87 Sheet1.F2:Sheet1.G87 Sheet1.F5:Sheet1.G87 Sheet1.H2:Sheet1.H3 Sheet1.H5:Sheet1.J8 Sheet1.J65:Sheet1.J87 Sheet1.H10:Sheet1.J12 Sheet1.H60:Sheet1.I87 Sheet1.H43:Sheet1.J43 Sheet1.H48:Sheet1.J49 Sheet1.J31:Sheet1.J31 Sheet1.H15:Sheet1.J19 Sheet1.I31:Sheet1.I31 Sheet1.H21:Sheet1.J21 Sheet1.H31:Sheet1.H31 Sheet1.H23:Sheet1.J29">
            <calcext:condition calcext:apply-style-name="Untitled1" calcext:value="contains-text(&quot;X&quot;)" calcext:base-cell-address="Sheet1.F2"/>
          </calcext:conditional-format>
          <calcext:conditional-format calcext:target-range-address="Sheet1.I3:Sheet1.I3">
            <calcext:condition calcext:apply-style-name="Untitled1" calcext:value="contains-text(&quot;X&quot;)" calcext:base-cell-address="Sheet1.I3"/>
          </calcext:conditional-format>
          <calcext:conditional-format calcext:target-range-address="Sheet1.J3:Sheet1.J3">
            <calcext:condition calcext:apply-style-name="Untitled1" calcext:value="contains-text(&quot;X&quot;)" calcext:base-cell-address="Sheet1.J3"/>
          </calcext:conditional-format>
          <calcext:conditional-format calcext:target-range-address="Sheet1.I2:Sheet1.I2">
            <calcext:condition calcext:apply-style-name="Untitled1" calcext:value="contains-text(&quot;X&quot;)" calcext:base-cell-address="Sheet1.I2"/>
          </calcext:conditional-format>
          <calcext:conditional-format calcext:target-range-address="Sheet1.J4:Sheet1.J4">
            <calcext:condition calcext:apply-style-name="Untitled1" calcext:value="contains-text(&quot;X&quot;)" calcext:base-cell-address="Sheet1.J4"/>
          </calcext:conditional-format>
          <calcext:conditional-format calcext:target-range-address="Sheet1.I4:Sheet1.I4">
            <calcext:condition calcext:apply-style-name="Untitled1" calcext:value="contains-text(&quot;X&quot;)" calcext:base-cell-address="Sheet1.I4"/>
          </calcext:conditional-format>
          <calcext:conditional-format calcext:target-range-address="Sheet1.H4:Sheet1.H4">
            <calcext:condition calcext:apply-style-name="Untitled1" calcext:value="contains-text(&quot;X&quot;)" calcext:base-cell-address="Sheet1.H4"/>
          </calcext:conditional-format>
          <calcext:conditional-format calcext:target-range-address="Sheet1.H9:Sheet1.J9">
            <calcext:condition calcext:apply-style-name="Untitled1" calcext:value="contains-text(&quot;X&quot;)" calcext:base-cell-address="Sheet1.H9"/>
          </calcext:conditional-format>
          <calcext:conditional-format calcext:target-range-address="Sheet1.H13:Sheet1.J13">
            <calcext:condition calcext:apply-style-name="Untitled1" calcext:value="contains-text(&quot;X&quot;)" calcext:base-cell-address="Sheet1.H13"/>
          </calcext:conditional-format>
          <calcext:conditional-format calcext:target-range-address="Sheet1.H58:Sheet1.I58">
            <calcext:condition calcext:apply-style-name="Untitled1" calcext:value="contains-text(&quot;X&quot;)" calcext:base-cell-address="Sheet1.H58"/>
          </calcext:conditional-format>
          <calcext:conditional-format calcext:target-range-address="Sheet1.H59:Sheet1.J59">
            <calcext:condition calcext:apply-style-name="Untitled1" calcext:value="contains-text(&quot;X&quot;)" calcext:base-cell-address="Sheet1.H59"/>
          </calcext:conditional-format>
          <calcext:conditional-format calcext:target-range-address="Sheet1.H60:Sheet1.J60">
            <calcext:condition calcext:apply-style-name="Untitled1" calcext:value="contains-text(&quot;X&quot;)" calcext:base-cell-address="Sheet1.H60"/>
          </calcext:conditional-format>
          <calcext:conditional-format calcext:target-range-address="Sheet1.H61:Sheet1.J61">
            <calcext:condition calcext:apply-style-name="Untitled1" calcext:value="contains-text(&quot;X&quot;)" calcext:base-cell-address="Sheet1.H61"/>
          </calcext:conditional-format>
          <calcext:conditional-format calcext:target-range-address="Sheet1.H62:Sheet1.J62">
            <calcext:condition calcext:apply-style-name="Untitled1" calcext:value="contains-text(&quot;X&quot;)" calcext:base-cell-address="Sheet1.H62"/>
          </calcext:conditional-format>
          <calcext:conditional-format calcext:target-range-address="Sheet1.H63:Sheet1.J63">
            <calcext:condition calcext:apply-style-name="Untitled1" calcext:value="contains-text(&quot;X&quot;)" calcext:base-cell-address="Sheet1.H63"/>
          </calcext:conditional-format>
          <calcext:conditional-format calcext:target-range-address="Sheet1.H64:Sheet1.J64">
            <calcext:condition calcext:apply-style-name="Untitled1" calcext:value="contains-text(&quot;X&quot;)" calcext:base-cell-address="Sheet1.H64"/>
          </calcext:conditional-format>
          <calcext:conditional-format calcext:target-range-address="Sheet1.J58:Sheet1.J58">
            <calcext:condition calcext:apply-style-name="Untitled1" calcext:value="contains-text(&quot;X&quot;)" calcext:base-cell-address="Sheet1.J58"/>
          </calcext:conditional-format>
          <calcext:conditional-format calcext:target-range-address="Sheet1.H44:Sheet1.J44">
            <calcext:condition calcext:apply-style-name="Untitled1" calcext:value="contains-text(&quot;X&quot;)" calcext:base-cell-address="Sheet1.H44"/>
          </calcext:conditional-format>
          <calcext:conditional-format calcext:target-range-address="Sheet1.H45:Sheet1.J45">
            <calcext:condition calcext:apply-style-name="Untitled1" calcext:value="contains-text(&quot;X&quot;)" calcext:base-cell-address="Sheet1.H45"/>
          </calcext:conditional-format>
          <calcext:conditional-format calcext:target-range-address="Sheet1.H46:Sheet1.J46">
            <calcext:condition calcext:apply-style-name="Untitled1" calcext:value="contains-text(&quot;X&quot;)" calcext:base-cell-address="Sheet1.H46"/>
          </calcext:conditional-format>
          <calcext:conditional-format calcext:target-range-address="Sheet1.H47:Sheet1.J47">
            <calcext:condition calcext:apply-style-name="Untitled1" calcext:value="contains-text(&quot;X&quot;)" calcext:base-cell-address="Sheet1.H47"/>
          </calcext:conditional-format>
          <calcext:conditional-format calcext:target-range-address="Sheet1.H48:Sheet1.J48">
            <calcext:condition calcext:apply-style-name="Untitled1" calcext:value="contains-text(&quot;X&quot;)" calcext:base-cell-address="Sheet1.H48"/>
          </calcext:conditional-format>
          <calcext:conditional-format calcext:target-range-address="Sheet1.H49:Sheet1.J49">
            <calcext:condition calcext:apply-style-name="Untitled1" calcext:value="contains-text(&quot;X&quot;)" calcext:base-cell-address="Sheet1.H49"/>
          </calcext:conditional-format>
          <calcext:conditional-format calcext:target-range-address="Sheet1.H50:Sheet1.J50">
            <calcext:condition calcext:apply-style-name="Untitled1" calcext:value="contains-text(&quot;X&quot;)" calcext:base-cell-address="Sheet1.H50"/>
          </calcext:conditional-format>
          <calcext:conditional-format calcext:target-range-address="Sheet1.H51:Sheet1.J51">
            <calcext:condition calcext:apply-style-name="Untitled1" calcext:value="contains-text(&quot;X&quot;)" calcext:base-cell-address="Sheet1.H51"/>
          </calcext:conditional-format>
          <calcext:conditional-format calcext:target-range-address="Sheet1.H52:Sheet1.J52">
            <calcext:condition calcext:apply-style-name="Untitled1" calcext:value="contains-text(&quot;X&quot;)" calcext:base-cell-address="Sheet1.H52"/>
          </calcext:conditional-format>
          <calcext:conditional-format calcext:target-range-address="Sheet1.H53:Sheet1.J53">
            <calcext:condition calcext:apply-style-name="Untitled1" calcext:value="contains-text(&quot;X&quot;)" calcext:base-cell-address="Sheet1.H53"/>
          </calcext:conditional-format>
          <calcext:conditional-format calcext:target-range-address="Sheet1.H54:Sheet1.J54">
            <calcext:condition calcext:apply-style-name="Untitled1" calcext:value="contains-text(&quot;X&quot;)" calcext:base-cell-address="Sheet1.H54"/>
          </calcext:conditional-format>
          <calcext:conditional-format calcext:target-range-address="Sheet1.H55:Sheet1.J55">
            <calcext:condition calcext:apply-style-name="Untitled1" calcext:value="contains-text(&quot;X&quot;)" calcext:base-cell-address="Sheet1.H55"/>
          </calcext:conditional-format>
          <calcext:conditional-format calcext:target-range-address="Sheet1.H56:Sheet1.J56">
            <calcext:condition calcext:apply-style-name="Untitled1" calcext:value="contains-text(&quot;X&quot;)" calcext:base-cell-address="Sheet1.H56"/>
          </calcext:conditional-format>
          <calcext:conditional-format calcext:target-range-address="Sheet1.H57:Sheet1.J57">
            <calcext:condition calcext:apply-style-name="Untitled1" calcext:value="contains-text(&quot;X&quot;)" calcext:base-cell-address="Sheet1.H57"/>
          </calcext:conditional-format>
          <calcext:conditional-format calcext:target-range-address="Sheet1.H20:Sheet1.H20">
            <calcext:condition calcext:apply-style-name="Untitled1" calcext:value="contains-text(&quot;X&quot;)" calcext:base-cell-address="Sheet1.H20"/>
          </calcext:conditional-format>
          <calcext:conditional-format calcext:target-range-address="Sheet1.I20:Sheet1.I20">
            <calcext:condition calcext:apply-style-name="Untitled1" calcext:value="contains-text(&quot;X&quot;)" calcext:base-cell-address="Sheet1.I20"/>
          </calcext:conditional-format>
          <calcext:conditional-format calcext:target-range-address="Sheet1.J20:Sheet1.J20">
            <calcext:condition calcext:apply-style-name="Untitled1" calcext:value="contains-text(&quot;X&quot;)" calcext:base-cell-address="Sheet1.J20"/>
          </calcext:conditional-format>
          <calcext:conditional-format calcext:target-range-address="Sheet1.H14:Sheet1.H14">
            <calcext:condition calcext:apply-style-name="Untitled1" calcext:value="contains-text(&quot;X&quot;)" calcext:base-cell-address="Sheet1.H14"/>
          </calcext:conditional-format>
          <calcext:conditional-format calcext:target-range-address="Sheet1.I14:Sheet1.I14">
            <calcext:condition calcext:apply-style-name="Untitled1" calcext:value="contains-text(&quot;X&quot;)" calcext:base-cell-address="Sheet1.I14"/>
          </calcext:conditional-format>
          <calcext:conditional-format calcext:target-range-address="Sheet1.J14:Sheet1.J14">
            <calcext:condition calcext:apply-style-name="Untitled1" calcext:value="contains-text(&quot;X&quot;)" calcext:base-cell-address="Sheet1.J14"/>
          </calcext:conditional-format>
          <calcext:conditional-format calcext:target-range-address="Sheet1.H22:Sheet1.H22">
            <calcext:condition calcext:apply-style-name="Untitled1" calcext:value="contains-text(&quot;X&quot;)" calcext:base-cell-address="Sheet1.H22"/>
          </calcext:conditional-format>
          <calcext:conditional-format calcext:target-range-address="Sheet1.I22:Sheet1.I22">
            <calcext:condition calcext:apply-style-name="Untitled1" calcext:value="contains-text(&quot;X&quot;)" calcext:base-cell-address="Sheet1.I22"/>
          </calcext:conditional-format>
          <calcext:conditional-format calcext:target-range-address="Sheet1.J22:Sheet1.J22">
            <calcext:condition calcext:apply-style-name="Untitled1" calcext:value="contains-text(&quot;X&quot;)" calcext:base-cell-address="Sheet1.J22"/>
          </calcext:conditional-format>
          <calcext:conditional-format calcext:target-range-address="Sheet1.H40:Sheet1.J40">
            <calcext:condition calcext:apply-style-name="Untitled1" calcext:value="contains-text(&quot;X&quot;)" calcext:base-cell-address="Sheet1.H40"/>
          </calcext:conditional-format>
          <calcext:conditional-format calcext:target-range-address="Sheet1.H41:Sheet1.J41">
            <calcext:condition calcext:apply-style-name="Untitled1" calcext:value="contains-text(&quot;X&quot;)" calcext:base-cell-address="Sheet1.H41"/>
          </calcext:conditional-format>
          <calcext:conditional-format calcext:target-range-address="Sheet1.H42:Sheet1.J42">
            <calcext:condition calcext:apply-style-name="Untitled1" calcext:value="contains-text(&quot;X&quot;)" calcext:base-cell-address="Sheet1.H42"/>
          </calcext:conditional-format>
          <calcext:conditional-format calcext:target-range-address="Sheet1.H35:Sheet1.J35">
            <calcext:condition calcext:apply-style-name="Untitled1" calcext:value="contains-text(&quot;X&quot;)" calcext:base-cell-address="Sheet1.H35"/>
          </calcext:conditional-format>
          <calcext:conditional-format calcext:target-range-address="Sheet1.H33:Sheet1.J33">
            <calcext:condition calcext:apply-style-name="Untitled1" calcext:value="contains-text(&quot;X&quot;)" calcext:base-cell-address="Sheet1.H33"/>
          </calcext:conditional-format>
          <calcext:conditional-format calcext:target-range-address="Sheet1.H30:Sheet1.J30">
            <calcext:condition calcext:apply-style-name="Untitled1" calcext:value="contains-text(&quot;X&quot;)" calcext:base-cell-address="Sheet1.I44"/>
          </calcext:conditional-format>
          <calcext:conditional-format calcext:target-range-address="Sheet1.H32:Sheet1.J32">
            <calcext:condition calcext:apply-style-name="Untitled1" calcext:value="contains-text(&quot;X&quot;)" calcext:base-cell-address="Sheet1.I44"/>
          </calcext:conditional-format>
          <calcext:conditional-format calcext:target-range-address="Sheet1.H34:Sheet1.J34">
            <calcext:condition calcext:apply-style-name="Untitled1" calcext:value="contains-text(&quot;X&quot;)" calcext:base-cell-address="Sheet1.I44"/>
          </calcext:conditional-format>
          <calcext:conditional-format calcext:target-range-address="Sheet1.H36:Sheet1.J36">
            <calcext:condition calcext:apply-style-name="Untitled1" calcext:value="contains-text(&quot;X&quot;)" calcext:base-cell-address="Sheet1.I44"/>
          </calcext:conditional-format>
          <calcext:conditional-format calcext:target-range-address="Sheet1.H37:Sheet1.J37">
            <calcext:condition calcext:apply-style-name="Untitled1" calcext:value="contains-text(&quot;X&quot;)" calcext:base-cell-address="Sheet1.I44"/>
          </calcext:conditional-format>
          <calcext:conditional-format calcext:target-range-address="Sheet1.H38:Sheet1.J38">
            <calcext:condition calcext:apply-style-name="Untitled1" calcext:value="contains-text(&quot;X&quot;)" calcext:base-cell-address="Sheet1.I44"/>
          </calcext:conditional-format>
          <calcext:conditional-format calcext:target-range-address="Sheet1.H39:Sheet1.J39">
            <calcext:condition calcext:apply-style-name="Untitled1" calcext:value="contains-text(&quot;X&quot;)" calcext:base-cell-address="Sheet1.I44"/>
          </calcext:conditional-format>
        </calcext:conditional-formats>
      </table:table>
      <table:table table:name="Pivot Table_Sheet1_1" table:style-name="ta1">
        <table:table-column table:style-name="co13" table:default-cell-style-name="ce80"/>
        <table:table-column table:style-name="co2" table:default-cell-style-name="ce85"/>
        <table:table-column table:style-name="co14" table:default-cell-style-name="ce85"/>
        <table:table-column table:style-name="co15" table:default-cell-style-name="ce92"/>
        <table:table-row table:style-name="ro3">
          <table:table-cell table:style-name="ce78" office:value-type="string" calcext:value-type="string">
            <text:p>type</text:p>
          </table:table-cell>
          <table:table-cell table:style-name="ce83" office:value-type="string" calcext:value-type="string">
            <text:p>subtype</text:p>
          </table:table-cell>
          <table:table-cell table:style-name="ce83" office:value-type="string" calcext:value-type="string">
            <text:p>subsubtype</text:p>
          </table:table-cell>
          <table:table-cell table:style-name="ce90" office:value-type="string" calcext:value-type="string">
            <text:p>Count - MAPPING_KEY</text:p>
          </table:table-cell>
        </table:table-row>
        <table:table-row table:style-name="ro3">
          <table:table-cell table:style-name="ce79" office:value-type="string" calcext:value-type="string">
            <text:p>food_drink</text:p>
          </table:table-cell>
          <table:table-cell table:style-name="ce84" office:value-type="string" calcext:value-type="string">
            <text:p>drink</text:p>
          </table:table-cell>
          <table:table-cell table:style-name="ce84" office:value-type="string" calcext:value-type="string">
            <text:p>bar</text:p>
          </table:table-cell>
          <table:table-cell table:style-name="ce91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af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6"/>
          <table:table-cell table:style-name="ce86" office:value-type="string" calcext:value-type="string">
            <text:p>pub</text:p>
          </table:table-cell>
          <table:table-cell table:style-name="ce93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4" office:value-type="string" calcext:value-type="string">
            <text:p>food</text:p>
          </table:table-cell>
          <table:table-cell table:style-name="ce84" office:value-type="string" calcext:value-type="string">
            <text:p>fast_food</text:p>
          </table:table-cell>
          <table:table-cell table:style-name="ce91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ood_cou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ce_crea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81"/>
          <table:table-cell table:style-name="ce86"/>
          <table:table-cell table:style-name="ce86" office:value-type="string" calcext:value-type="string">
            <text:p>restaurant</text:p>
          </table:table-cell>
          <table:table-cell table:style-name="ce93" office:value-type="float" office:value="1" calcext:value-type="float">
            <text:p>1</text:p>
          </table:table-cell>
        </table:table-row>
        <table:table-row table:style-name="ro3">
          <table:table-cell table:style-name="ce79" office:value-type="string" calcext:value-type="string">
            <text:p>public_building</text:p>
          </table:table-cell>
          <table:table-cell table:style-name="ce84" office:value-type="string" calcext:value-type="string">
            <text:p>culture</text:p>
          </table:table-cell>
          <table:table-cell table:style-name="ce84" office:value-type="string" calcext:value-type="string">
            <text:p>cinema</text:p>
          </table:table-cell>
          <table:table-cell table:style-name="ce91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6"/>
          <table:table-cell table:style-name="ce86" office:value-type="string" calcext:value-type="string">
            <text:p>theatre</text:p>
          </table:table-cell>
          <table:table-cell table:style-name="ce93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school</text:p>
          </table:table-cell>
          <table:table-cell table:style-name="ce91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6"/>
          <table:table-cell table:style-name="ce86" office:value-type="string" calcext:value-type="string">
            <text:p>university</text:p>
          </table:table-cell>
          <table:table-cell table:style-name="ce93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7" office:value-type="string" calcext:value-type="string">
            <text:p>healthcare</text:p>
          </table:table-cell>
          <table:table-cell table:style-name="ce87" office:value-type="string" calcext:value-type="string">
            <text:p>hospital</text:p>
          </table:table-cell>
          <table:table-cell table:style-name="ce94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4" office:value-type="string" calcext:value-type="string">
            <text:p>public_building</text:p>
          </table:table-cell>
          <table:table-cell table:style-name="ce84" office:value-type="string" calcext:value-type="string">
            <text:p>community_centre</text:p>
          </table:table-cell>
          <table:table-cell table:style-name="ce91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ire_st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u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ow_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ow_jew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ow_musli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oile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81"/>
          <table:table-cell table:style-name="ce86"/>
          <table:table-cell table:style-name="ce86" office:value-type="string" calcext:value-type="string">
            <text:p>townhall</text:p>
          </table:table-cell>
          <table:table-cell table:style-name="ce93" office:value-type="float" office:value="1" calcext:value-type="float">
            <text:p>1</text:p>
          </table:table-cell>
        </table:table-row>
        <table:table-row table:style-name="ro3">
          <table:table-cell table:style-name="ce79" office:value-type="string" calcext:value-type="string">
            <text:p>public_space</text:p>
          </table:table-cell>
          <table:table-cell table:style-name="ce84" office:value-type="string" calcext:value-type="string">
            <text:p>green</text:p>
          </table:table-cell>
          <table:table-cell table:style-name="ce84" office:value-type="string" calcext:value-type="string">
            <text:p>dog_park</text:p>
          </table:table-cell>
          <table:table-cell table:style-name="ce91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garde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golf_cours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6"/>
          <table:table-cell table:style-name="ce86" office:value-type="string" calcext:value-type="string">
            <text:p>playground</text:p>
          </table:table-cell>
          <table:table-cell table:style-name="ce93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7" office:value-type="string" calcext:value-type="string">
            <text:p>industry</text:p>
          </table:table-cell>
          <table:table-cell table:style-name="ce87" office:value-type="string" calcext:value-type="string">
            <text:p>(empty)</text:p>
          </table:table-cell>
          <table:table-cell table:style-name="ce94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7" office:value-type="string" calcext:value-type="string">
            <text:p>public_space</text:p>
          </table:table-cell>
          <table:table-cell table:style-name="ce87" office:value-type="string" calcext:value-type="string">
            <text:p>parking</text:p>
          </table:table-cell>
          <table:table-cell table:style-name="ce94"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84" office:value-type="string" calcext:value-type="string">
            <text:p>public_transport</text:p>
          </table:table-cell>
          <table:table-cell table:style-name="ce84" office:value-type="string" calcext:value-type="string">
            <text:p>airport</text:p>
          </table:table-cell>
          <table:table-cell table:style-name="ce91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us_sto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erry_sto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tro_ent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rain_st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6"/>
          <table:table-cell table:style-name="ce86" office:value-type="string" calcext:value-type="string">
            <text:p>tram_stop</text:p>
          </table:table-cell>
          <table:table-cell table:style-name="ce93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4" office:value-type="string" calcext:value-type="string">
            <text:p>sport</text:p>
          </table:table-cell>
          <table:table-cell table:style-name="ce84" office:value-type="string" calcext:value-type="string">
            <text:p>pitch</text:p>
          </table:table-cell>
          <table:table-cell table:style-name="ce91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ports_centr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tadiu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wimming_poo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6"/>
          <table:table-cell table:style-name="ce86" office:value-type="string" calcext:value-type="string">
            <text:p>track</text:p>
          </table:table-cell>
          <table:table-cell table:style-name="ce93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4" office:value-type="string" calcext:value-type="string">
            <text:p>water</text:p>
          </table:table-cell>
          <table:table-cell table:style-name="ce84" office:value-type="string" calcext:value-type="string">
            <text:p>beach_resort</text:p>
          </table:table-cell>
          <table:table-cell table:style-name="ce91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have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jachthave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arin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81"/>
          <table:table-cell table:style-name="ce86"/>
          <table:table-cell table:style-name="ce86" office:value-type="string" calcext:value-type="string">
            <text:p>swimming_area</text:p>
          </table:table-cell>
          <table:table-cell table:style-name="ce93" office:value-type="float" office:value="1" calcext:value-type="float">
            <text:p>1</text:p>
          </table:table-cell>
        </table:table-row>
        <table:table-row table:style-name="ro3">
          <table:table-cell table:style-name="ce79" office:value-type="string" calcext:value-type="string">
            <text:p>shop</text:p>
          </table:table-cell>
          <table:table-cell table:style-name="ce87" office:value-type="string" calcext:value-type="string">
            <text:p>all_shops</text:p>
          </table:table-cell>
          <table:table-cell table:style-name="ce87" office:value-type="string" calcext:value-type="string">
            <text:p>* </text:p>
          </table:table-cell>
          <table:table-cell table:style-name="ce94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4" office:value-type="string" calcext:value-type="string">
            <text:p>groceries</text:p>
          </table:table-cell>
          <table:table-cell table:style-name="ce84" office:value-type="string" calcext:value-type="string">
            <text:p>department_store</text:p>
          </table:table-cell>
          <table:table-cell table:style-name="ce91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al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upermarke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6"/>
          <table:table-cell table:style-name="ce86" office:value-type="string" calcext:value-type="string">
            <text:p>wholesale</text:p>
          </table:table-cell>
          <table:table-cell table:style-name="ce93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84" office:value-type="string" calcext:value-type="string">
            <text:p>snack</text:p>
          </table:table-cell>
          <table:table-cell table:style-name="ce84" office:value-type="string" calcext:value-type="string">
            <text:p>bakery</text:p>
          </table:table-cell>
          <table:table-cell table:style-name="ce91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onvenie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green_grocere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kios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81"/>
          <table:table-cell table:style-name="ce86"/>
          <table:table-cell table:style-name="ce86" office:value-type="string" calcext:value-type="string">
            <text:p>pastery</text:p>
          </table:table-cell>
          <table:table-cell table:style-name="ce93" office:value-type="float" office:value="1" calcext:value-type="float">
            <text:p>1</text:p>
          </table:table-cell>
        </table:table-row>
        <table:table-row table:style-name="ro3">
          <table:table-cell table:style-name="ce82" office:value-type="string" calcext:value-type="string">
            <text:p>Total Result</text:p>
          </table:table-cell>
          <table:table-cell table:style-name="ce88"/>
          <table:table-cell table:style-name="ce89"/>
          <table:table-cell table:style-name="ce95" office:value-type="float" office:value="58" calcext:value-type="float">
            <text:p>58</text:p>
          </table:table-cell>
        </table:table-row>
      </table:table>
      <table:table table:name="Sheet3" table:style-name="ta1">
        <table:table-column table:style-name="co1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R87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D58" table:buttons="'Pivot Table_Sheet1_1'.A1 'Pivot Table_Sheet1_1'.B1 'Pivot Table_Sheet1_1'.C1" table:show-filter-button="false" table:drill-down-on-double-click="false">
          <table:source-cell-range table:cell-range-address="Sheet1.A1:Sheet1.R6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food_drink" table:display="true" table:show-details="true"/>
                <table:data-pilot-member table:name="public_building" table:display="true" table:show-details="true"/>
                <table:data-pilot-member table:name="public_space" table:display="true" table:show-details="true"/>
                <table:data-pilot-member table:name="sho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type" table:orientation="row" table:used-hierarchy="0" table:function="auto">
            <table:data-pilot-level table:show-empty="false" calcext:repeat-item-labels="false">
              <table:data-pilot-members>
                <table:data-pilot-member table:name="all_shops" table:display="true" table:show-details="true"/>
                <table:data-pilot-member table:name="culture" table:display="true" table:show-details="true"/>
                <table:data-pilot-member table:name="drink" table:display="true" table:show-details="true"/>
                <table:data-pilot-member table:name="education" table:display="true" table:show-details="true"/>
                <table:data-pilot-member table:name="food" table:display="true" table:show-details="true"/>
                <table:data-pilot-member table:name="green" table:display="true" table:show-details="true"/>
                <table:data-pilot-member table:name="groceries" table:display="true" table:show-details="true"/>
                <table:data-pilot-member table:name="healthcare" table:display="true" table:show-details="true"/>
                <table:data-pilot-member table:name="industry" table:display="true" table:show-details="true"/>
                <table:data-pilot-member table:name="public_building" table:display="true" table:show-details="true"/>
                <table:data-pilot-member table:name="public_space" table:display="true" table:show-details="true"/>
                <table:data-pilot-member table:name="public_transport" table:display="true" table:show-details="true"/>
                <table:data-pilot-member table:name="snack" table:display="true" table:show-details="true"/>
                <table:data-pilot-member table:name="sport" table:display="true" table:show-details="true"/>
                <table:data-pilot-member table:name="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subtype" table:orientation="row" table:used-hierarchy="0" table:function="auto">
            <table:data-pilot-level table:show-empty="false" calcext:repeat-item-labels="false">
              <table:data-pilot-members>
                <table:data-pilot-member table:name="* " table:display="true" table:show-details="true"/>
                <table:data-pilot-member table:name="airport" table:display="true" table:show-details="true"/>
                <table:data-pilot-member table:name="bakery" table:display="true" table:show-details="true"/>
                <table:data-pilot-member table:name="bar" table:display="true" table:show-details="true"/>
                <table:data-pilot-member table:name="beach_resort" table:display="true" table:show-details="true"/>
                <table:data-pilot-member table:name="bus_stop" table:display="true" table:show-details="true"/>
                <table:data-pilot-member table:name="cafe" table:display="true" table:show-details="true"/>
                <table:data-pilot-member table:name="cinema" table:display="true" table:show-details="true"/>
                <table:data-pilot-member table:name="community_centre" table:display="true" table:show-details="true"/>
                <table:data-pilot-member table:name="convenience" table:display="true" table:show-details="true"/>
                <table:data-pilot-member table:name="department_store" table:display="true" table:show-details="true"/>
                <table:data-pilot-member table:name="dog_park" table:display="true" table:show-details="true"/>
                <table:data-pilot-member table:name="fast_food" table:display="true" table:show-details="true"/>
                <table:data-pilot-member table:name="ferry_stop" table:display="true" table:show-details="true"/>
                <table:data-pilot-member table:name="fire_station" table:display="true" table:show-details="true"/>
                <table:data-pilot-member table:name="food_court" table:display="true" table:show-details="true"/>
                <table:data-pilot-member table:name="fuel" table:display="true" table:show-details="true"/>
                <table:data-pilot-member table:name="garden" table:display="true" table:show-details="true"/>
                <table:data-pilot-member table:name="general" table:display="true" table:show-details="true"/>
                <table:data-pilot-member table:name="golf_course" table:display="true" table:show-details="true"/>
                <table:data-pilot-member table:name="green_grocerer" table:display="true" table:show-details="true"/>
                <table:data-pilot-member table:name="haven" table:display="true" table:show-details="true"/>
                <table:data-pilot-member table:name="hospital" table:display="true" table:show-details="true"/>
                <table:data-pilot-member table:name="ice_cream" table:display="true" table:show-details="true"/>
                <table:data-pilot-member table:name="jachthaven" table:display="true" table:show-details="true"/>
                <table:data-pilot-member table:name="kiosk" table:display="true" table:show-details="true"/>
                <table:data-pilot-member table:name="library" table:display="true" table:show-details="true"/>
                <table:data-pilot-member table:name="mall" table:display="true" table:show-details="true"/>
                <table:data-pilot-member table:name="marina" table:display="true" table:show-details="true"/>
                <table:data-pilot-member table:name="metro_entrance" table:display="true" table:show-details="true"/>
                <table:data-pilot-member table:name="park" table:display="true" table:show-details="true"/>
                <table:data-pilot-member table:name="parking" table:display="true" table:show-details="true"/>
                <table:data-pilot-member table:name="pastery" table:display="true" table:show-details="true"/>
                <table:data-pilot-member table:name="pitch" table:display="true" table:show-details="true"/>
                <table:data-pilot-member table:name="playground" table:display="true" table:show-details="true"/>
                <table:data-pilot-member table:name="police" table:display="true" table:show-details="true"/>
                <table:data-pilot-member table:name="pow_christian" table:display="true" table:show-details="true"/>
                <table:data-pilot-member table:name="pow_jew" table:display="true" table:show-details="true"/>
                <table:data-pilot-member table:name="pow_muslim" table:display="true" table:show-details="true"/>
                <table:data-pilot-member table:name="pub" table:display="true" table:show-details="true"/>
                <table:data-pilot-member table:name="restaurant" table:display="true" table:show-details="true"/>
                <table:data-pilot-member table:name="school" table:display="true" table:show-details="true"/>
                <table:data-pilot-member table:name="sports_centre" table:display="true" table:show-details="true"/>
                <table:data-pilot-member table:name="stadium" table:display="true" table:show-details="true"/>
                <table:data-pilot-member table:name="supermarket" table:display="true" table:show-details="true"/>
                <table:data-pilot-member table:name="swimming_area" table:display="true" table:show-details="true"/>
                <table:data-pilot-member table:name="swimming_pool" table:display="true" table:show-details="true"/>
                <table:data-pilot-member table:name="theatre" table:display="true" table:show-details="true"/>
                <table:data-pilot-member table:name="toilets" table:display="true" table:show-details="true"/>
                <table:data-pilot-member table:name="townhall" table:display="true" table:show-details="true"/>
                <table:data-pilot-member table:name="track" table:display="true" table:show-details="true"/>
                <table:data-pilot-member table:name="train_station" table:display="true" table:show-details="true"/>
                <table:data-pilot-member table:name="tram_stop" table:display="true" table:show-details="true"/>
                <table:data-pilot-member table:name="university" table:display="true" table:show-details="true"/>
                <table:data-pilot-member table:name="wholesal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PPING_KEY" table:orientation="data" table:used-hierarchy="0" table:function="count">
            <table:data-pilot-level table:show-empty="false" calcext:repeat-item-labels="false">
              <table:data-pilot-members>
                <table:data-pilot-member table:name="aerialway" table:display="true" table:show-details="true"/>
                <table:data-pilot-member table:name="amenity" table:display="true" table:show-details="true"/>
                <table:data-pilot-member table:name="functioneelgebied" table:display="true" table:show-details="true"/>
                <table:data-pilot-member table:name="highway" table:display="true" table:show-details="true"/>
                <table:data-pilot-member table:name="leisure" table:display="true" table:show-details="true"/>
                <table:data-pilot-member table:name="plaats" table:display="true" table:show-details="true"/>
                <table:data-pilot-member table:name="railway" table:display="true" table:show-details="true"/>
                <table:data-pilot-member table:name="sho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-00-0000</text:date>, <text:time style:data-style-name="N2" text:time-value="15:28:36.934754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43:15.823913037</meta:creation-date>
    <dc:date>2019-06-05T16:39:27.681881412</dc:date>
    <meta:editing-duration>P1DT3H20M14S</meta:editing-duration>
    <meta:editing-cycles>50</meta:editing-cycles>
    <meta:generator>LibreOffice/5.1.6.2$Linux_X86_64 LibreOffice_project/10m0$Build-2</meta:generator>
    <meta:document-statistic meta:table-count="3" meta:cell-count="1125" meta:object-count="0"/>
  </office:meta>
</office:document-meta>
</file>